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scadia Mono" style:font-name-complex="Cascadia Mono" fo:color="#A31515" fo:font-size="9.5pt" style:font-size-asian="9.5pt" style:font-size-complex="9.5pt"/>
    </style:style>
  </office:automatic-styles>
  <office:body>
    <office:text text:use-soft-page-breaks="true">
      <text:p text:style-name="P1">class show:</text:p>
      <text:p text:style-name="Normal">start function</text:p>
      <text:p text:style-name="Normal">public variables:</text:p>
      <text:p text:style-name="Normal">show()</text:p>
      <text:p text:style-name="Normal">~show()</text:p>
      <text:p text:style-name="Normal">Void - selectShow<text:s/></text:p>
      <text:p text:style-name="Normal">string - selectTime</text:p>
      <text:p text:style-name="Normal"/>
      <text:p text:style-name="Normal">protected variables:</text:p>
      <text:p text:style-name="Normal">showName - string</text:p>
      <text:p text:style-name="Normal">showDate - string</text:p>
      <text:p text:style-name="Normal">showTime - string</text:p>
      <text:p text:style-name="Normal">end function</text:p>
      <text:p text:style-name="Normal"/>
      <text:p text:style-name="Normal">function show</text:p>
      <text:p text:style-name="Normal">start function</text:p>
      <text:p text:style-name="Normal">Creates showName to empty string</text:p>
      <text:p text:style-name="Normal">Creates showDate to empty string</text:p>
      <text:p text:style-name="Normal">Creates showTime to empty string</text:p>
      <text:p text:style-name="Normal">end function</text:p>
      <text:p text:style-name="Normal"/>
      <text:p text:style-name="Normal">function ~show</text:p>
      <text:p text:style-name="Normal">start function</text:p>
      <text:p text:style-name="Normal">end function</text:p>
      <text:p text:style-name="Normal"/>
      <text:p text:style-name="Normal">function selectShow</text:p>
      <text:p text:style-name="Normal">start function</text:p>
      <text:p text:style-name="Normal">output message "<text:span text:style-name="T2">SELECT AN UPCOMING SHOW</text:span>"</text:p>
      <text:p text:style-name="Normal">output message of the first show</text:p>
      <text:p text:style-name="Normal">output message of the second show</text:p>
      <text:p text:style-name="Normal">output message of the third show</text:p>
      <text:p text:style-name="Normal"/>
      <text:p text:style-name="Normal">output message "select show "</text:p>
      <text:p text:style-name="Normal">system fetches the user's input</text:p>
      <text:p text:style-name="Normal">If user inputs wrong show number</text:p>
      <text:p text:style-name="Normal">asks the user again to input a valid show number</text:p>
      <text:p text:style-name="Normal">end while</text:p>
      <text:p text:style-name="Normal"/>
      <text:p text:style-name="Normal">switch (ch)</text:p>
      <text:p text:style-name="Normal">1 : OUTPUT: showName, showDate</text:p>
      <text:p text:style-name="Normal">2 : OUTPUT: showName, showDate</text:p>
      <text:p text:style-name="Normal">3 : OUTPUT: showName, showDate</text:p>
      <text:p text:style-name="Normal">end switch</text:p>
      <text:p text:style-name="Normal"/>
      <text:p text:style-name="Normal">class selectTime</text:p>
      <text:p text:style-name="Normal">start function</text:p>
      <text:p text:style-name="Normal">end function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loqman</meta:initial-creator>
    <dc:creator>mohammed loqman</dc:creator>
    <meta:creation-date>2023-01-25T21:27:00Z</meta:creation-date>
    <dc:date>2023-01-25T21:35:00Z</dc:date>
    <meta:template xlink:href="Normal" xlink:type="simple"/>
    <meta:editing-cycles>3</meta:editing-cycles>
    <meta:editing-duration>PT480S</meta:editing-duration>
    <meta:document-statistic meta:page-count="2" meta:paragraph-count="1" meta:word-count="130" meta:character-count="871" meta:row-count="6" meta:non-whitespace-character-count="742"/>
  </office:meta>
</office:document-meta>
</file>